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f9a1c"/>
    </style:style>
    <style:style style:name="P2" style:family="paragraph" style:parent-style-name="Text_20_body">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weight="normal"/>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c091af1c-7fff-f846-5cfa-107543712d62"/>Práctica comparativa.</text:p>
      <text:p text:style-name="Text_20_body"/>
      <text:p text:style-name="P3"><text:span text:style-name="T1">Objetivo</text:span><text:span text:style-name="T2">: hacer un análisis comparativo para resolver el problema de Matilda.</text:span></text:p>
      <text:p text:style-name="Text_20_body"/>
      <text:p text:style-name="P4">En la familia somos tres hermanos y nuestro padre, que se encuentra de viaje en el exterior, nos envió de regalo tres procesadores para nuestras diferentes necesidades, yo (Matilda) le pedí uno para poder jugar al tan esperado Cyberpunk 2077, mi pequeño hermano, Marcelo, en cambio, solamente le pidió uno para ejecutar la suite de Office 2019 y, por último, mi hermano mayor le encargó uno para poder hacer ediciones de video en un programa llamado Wondershare Filmora X.</text:p>
      <text:p text:style-name="Text_20_body"/>
      <text:p text:style-name="P4">Estamos confundidos debido a que no los etiqueto con nombres…</text:p>
      <text:p text:style-name="Text_20_body"/>
      <text:p text:style-name="P4">Nuestro padre nos envió los siguientes procesadores:</text:p>
      <text:p text:style-name="Text_20_body"/>
      <text:list xml:id="list3066526628" text:style-name="L1">
        <text:list-item>
          <text:p text:style-name="P5">Amd Ryzen 5</text:p>
        </text:list-item>
        <text:list-item>
          <text:p text:style-name="P5">Amd a8</text:p>
        </text:list-item>
        <text:list-item>
          <text:p text:style-name="P5">intel i3 3230</text:p>
        </text:list-item>
      </text:list>
      <text:p text:style-name="Text_20_body"/>
      <text:p text:style-name="P4">¿Cuál es para cada uno?</text:p>
      <text:p text:style-name="P1"><text:line-break/>* Amd Ryzen 5 para Matilda para jugar a Cyberpunk 2077 </text:p>
      <text:p text:style-name="P1">* Amd a8 para el hermano que quiere hacer ediciones de video en un programa llamado Wondershare Filmora X </text:p>
      <text:p text:style-name="P1">* Intel i3 3230 para Marcelo que quiere ejecutar la suite de Office 2019 </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4T21:50:47.036964768</meta:creation-date>
    <dc:date>2021-06-14T21:53:47.991101554</dc:date>
    <meta:editing-duration>PT3M1S</meta:editing-duration>
    <meta:editing-cycles>1</meta:editing-cycles>
    <meta:document-statistic meta:table-count="0" meta:image-count="0" meta:object-count="0" meta:page-count="1" meta:paragraph-count="12" meta:word-count="169" meta:character-count="974" meta:non-whitespace-character-count="816"/>
    <meta:generator>LibreOffice/6.4.6.2$Linux_X86_64 LibreOffice_project/40$Build-2</meta:generator>
  </office:meta>
</office:document-meta>
</file>